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7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53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9.42mm"/>
    </style:style>
    <style:style style:name="co6" style:family="table-column">
      <style:table-column-properties fo:break-before="auto" style:column-width="11.32mm"/>
    </style:style>
    <style:style style:name="co7" style:family="table-column">
      <style:table-column-properties fo:break-before="auto" style:column-width="76.18mm"/>
    </style:style>
    <style:style style:name="co8" style:family="table-column">
      <style:table-column-properties fo:break-before="auto" style:column-width="57.52mm"/>
    </style:style>
    <style:style style:name="co9" style:family="table-column">
      <style:table-column-properties fo:break-before="auto" style:column-width="15.28mm"/>
    </style:style>
    <style:style style:name="co10" style:family="table-column">
      <style:table-column-properties fo:break-before="auto" style:column-width="13.44mm"/>
    </style:style>
    <style:style style:name="co11" style:family="table-column">
      <style:table-column-properties fo:break-before="auto" style:column-width="14.94mm"/>
    </style:style>
    <style:style style:name="co12" style:family="table-column">
      <style:table-column-properties fo:break-before="auto" style:column-width="74.07mm"/>
    </style:style>
    <style:style style:name="co13" style:family="table-column">
      <style:table-column-properties fo:break-before="auto" style:column-width="12.38mm"/>
    </style:style>
    <style:style style:name="co14" style:family="table-column">
      <style:table-column-properties fo:break-before="auto" style:column-width="24.39mm"/>
    </style:style>
    <style:style style:name="co15" style:family="table-column">
      <style:table-column-properties fo:break-before="auto" style:column-width="71.31mm"/>
    </style:style>
    <style:style style:name="co16" style:family="table-column">
      <style:table-column-properties fo:break-before="auto" style:column-width="14.85mm"/>
    </style:style>
    <style:style style:name="co17" style:family="table-column">
      <style:table-column-properties fo:break-before="auto" style:column-width="13.23mm"/>
    </style:style>
    <style:style style:name="co18" style:family="table-column">
      <style:table-column-properties fo:break-before="auto" style:column-width="100.38mm"/>
    </style:style>
    <style:style style:name="co19" style:family="table-column">
      <style:table-column-properties fo:break-before="auto" style:column-width="35.65mm"/>
    </style:style>
    <style:style style:name="co20" style:family="table-column">
      <style:table-column-properties fo:break-before="auto" style:column-width="37.55mm"/>
    </style:style>
    <style:style style:name="co21" style:family="table-column">
      <style:table-column-properties fo:break-before="auto" style:column-width="7.5mm"/>
    </style:style>
    <style:style style:name="co22" style:family="table-column">
      <style:table-column-properties fo:break-before="auto" style:column-width="81.7mm"/>
    </style:style>
    <style:style style:name="co23" style:family="table-column">
      <style:table-column-properties fo:break-before="auto" style:column-width="36.71mm"/>
    </style:style>
    <style:style style:name="co24" style:family="table-column">
      <style:table-column-properties fo:break-before="auto" style:column-width="14.64mm"/>
    </style:style>
    <style:style style:name="co25" style:family="table-column">
      <style:table-column-properties fo:break-before="auto" style:column-width="10.48mm"/>
    </style:style>
    <style:style style:name="co26" style:family="table-column">
      <style:table-column-properties fo:break-before="auto" style:column-width="11.5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yş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7/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.65" calcext:value-type="float">
            <text:p>7,65</text:p>
          </table:table-cell>
          <table:table-cell table:style-name="ce4" office:value-type="float" office:value="22.65" calcext:value-type="float">
            <text:p>22,65</text:p>
          </table:table-cell>
          <table:table-cell table:style-name="ce5" office:value-type="date" office:date-value="2017-05-31" calcext:value-type="date">
            <text:p>31.05.2017</text:p>
          </table:table-cell>
          <table:table-cell table:style-name="ce2" office:value-type="string" calcext:value-type="string">
            <text:p>GÜLBAHARHA 1715 Sokak Kn:1 A:278 P:26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7/1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0.8" calcext:value-type="float">
            <text:p>0,8</text:p>
          </table:table-cell>
          <table:table-cell table:style-name="ce4" office:value-type="float" office:value="2.3" calcext:value-type="float">
            <text:p>2,3</text:p>
          </table:table-cell>
          <table:table-cell table:style-name="ce5" office:value-type="date" office:date-value="2017-05-31" calcext:value-type="date">
            <text:p>31.05.2017</text:p>
          </table:table-cell>
          <table:table-cell table:style-name="ce2" office:value-type="string" calcext:value-type="string">
            <text:p>GÜLBAHARHA 1715 Sokak Kn:1 A:278 P:26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7/1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2.3" calcext:value-type="float">
            <text:p>2,3</text:p>
          </table:table-cell>
          <table:table-cell table:style-name="ce5" office:value-type="date" office:date-value="2017-05-31" calcext:value-type="date">
            <text:p>31.05.2017</text:p>
          </table:table-cell>
          <table:table-cell table:style-name="ce2" office:value-type="string" calcext:value-type="string">
            <text:p>KÜMBET Aslı Sokak A:564 P:9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7/1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3" calcext:value-type="float">
            <text:p>0,3</text:p>
          </table:table-cell>
          <table:table-cell table:style-name="ce5" office:value-type="date" office:date-value="2017-05-31" calcext:value-type="date">
            <text:p>31.05.2017</text:p>
          </table:table-cell>
          <table:table-cell table:style-name="ce2" office:value-type="string" calcext:value-type="string">
            <text:p>KÜMBET Aslı Sokak A:564 P:9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7/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.4" calcext:value-type="float">
            <text:p>6,4</text:p>
          </table:table-cell>
          <table:table-cell table:style-name="ce4" office:value-type="float" office:value="21.4" calcext:value-type="float">
            <text:p>21,4</text:p>
          </table:table-cell>
          <table:table-cell table:style-name="ce5" office:value-type="date" office:date-value="2017-11-30" calcext:value-type="date">
            <text:p>30.11.2017</text:p>
          </table:table-cell>
          <table:table-cell table:style-name="ce2" office:value-type="string" calcext:value-type="string">
            <text:p>GÜLBAHARHA 1715 Sokak Kn:1 A:278 P:26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7/2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0.65" calcext:value-type="float">
            <text:p>0,65</text:p>
          </table:table-cell>
          <table:table-cell table:style-name="ce4" office:value-type="float" office:value="2.15" calcext:value-type="float">
            <text:p>2,15</text:p>
          </table:table-cell>
          <table:table-cell table:style-name="ce5" office:value-type="date" office:date-value="2017-11-30" calcext:value-type="date">
            <text:p>30.11.2017</text:p>
          </table:table-cell>
          <table:table-cell table:style-name="ce2" office:value-type="string" calcext:value-type="string">
            <text:p>GÜLBAHARHA 1715 Sokak Kn:1 A:278 P:26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7/2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2.15" calcext:value-type="float">
            <text:p>2,15</text:p>
          </table:table-cell>
          <table:table-cell table:style-name="ce5" office:value-type="date" office:date-value="2017-11-30" calcext:value-type="date">
            <text:p>30.11.2017</text:p>
          </table:table-cell>
          <table:table-cell table:style-name="ce2" office:value-type="string" calcext:value-type="string">
            <text:p>KÜMBET Aslı Sokak A:564 P:9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7/2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3" calcext:value-type="float">
            <text:p>0,3</text:p>
          </table:table-cell>
          <table:table-cell table:style-name="ce5" office:value-type="date" office:date-value="2017-11-30" calcext:value-type="date">
            <text:p>30.11.2017</text:p>
          </table:table-cell>
          <table:table-cell table:style-name="ce2" office:value-type="string" calcext:value-type="string">
            <text:p>KÜMBET Aslı Sokak A:564 P:9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.2" calcext:value-type="float">
            <text:p>8,2</text:p>
          </table:table-cell>
          <table:table-cell table:style-name="ce3" office:value-type="float" office:value="32.2" calcext:value-type="float">
            <text:p>32,2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GÜLBAHARHA 1715 Sokak Kn:1 A:278 P:26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0.85" calcext:value-type="float">
            <text:p>0,85</text:p>
          </table:table-cell>
          <table:table-cell table:style-name="ce3" office:value-type="float" office:value="3.25" calcext:value-type="float">
            <text:p>3,25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GÜLBAHARHA 1715 Sokak Kn:1 A:278 P:26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17.5" calcext:value-type="float">
            <text:p>17,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.5" calcext:value-type="float">
            <text:p>23,5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KÜMBET Süreyya Bey Cad Dn:1 A:567 P:1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2.45" calcext:value-type="float">
            <text:p>2,45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KÜMBET Süreyya Bey Cad Dn:1 A:567 P:1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17.5" calcext:value-type="float">
            <text:p>17,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.5" calcext:value-type="float">
            <text:p>23,5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KÜMBET Süreyya Bey Cad Dn:2 A:567 P:1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2.45" calcext:value-type="float">
            <text:p>2,45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KÜMBET Süreyya Bey Cad Dn:2 A:567 P:1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2.05" calcext:value-type="float">
            <text:p>2,05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KÜMBET Aslı Sokak A:564 P:9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3" calcext:value-type="float">
            <text:p>0,3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KÜMBET Aslı Sokak A:564 P:9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.75" calcext:value-type="float">
            <text:p>5,75</text:p>
          </table:table-cell>
          <table:table-cell table:style-name="ce3" office:value-type="float" office:value="29.75" calcext:value-type="float">
            <text:p>29,75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GÜLBAHARHA 1715 Sokak Kn:1 A:278 P:26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GÜLBAHARHA 1715 Sokak Kn:1 A:278 P:26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17.5" calcext:value-type="float">
            <text:p>17,5</text:p>
          </table:table-cell>
          <table:table-cell table:style-name="ce3" office:value-type="float" office:value="4.2" calcext:value-type="float">
            <text:p>4,2</text:p>
          </table:table-cell>
          <table:table-cell table:style-name="ce3" office:value-type="float" office:value="21.7" calcext:value-type="float">
            <text:p>21,7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KÜMBET Süreyya Bey Cad Dn:1 A:567 P:1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0.45" calcext:value-type="float">
            <text:p>0,45</text:p>
          </table:table-cell>
          <table:table-cell table:style-name="ce3" office:value-type="float" office:value="2.25" calcext:value-type="float">
            <text:p>2,25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KÜMBET Süreyya Bey Cad Dn:1 A:567 P:1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17.5" calcext:value-type="float">
            <text:p>17,5</text:p>
          </table:table-cell>
          <table:table-cell table:style-name="ce3" office:value-type="float" office:value="4.2" calcext:value-type="float">
            <text:p>4,2</text:p>
          </table:table-cell>
          <table:table-cell table:style-name="ce3" office:value-type="float" office:value="21.7" calcext:value-type="float">
            <text:p>21,7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KÜMBET Süreyya Bey Cad Dn:2 A:567 P:1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0.45" calcext:value-type="float">
            <text:p>0,45</text:p>
          </table:table-cell>
          <table:table-cell table:style-name="ce3" office:value-type="float" office:value="2.25" calcext:value-type="float">
            <text:p>2,25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KÜMBET Süreyya Bey Cad Dn:2 A:567 P:1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1.9" calcext:value-type="float">
            <text:p>1,9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KÜMBET Aslı Sokak A:564 P:9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office:value-type="float" office:value="0.25" calcext:value-type="float">
            <text:p>0,25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KÜMBET Aslı Sokak A:564 P:9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.25" calcext:value-type="float">
            <text:p>3,25</text:p>
          </table:table-cell>
          <table:table-cell table:style-name="ce3" office:value-type="float" office:value="30.25" calcext:value-type="float">
            <text:p>30,2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GÜLBAHARHA 1715 Sokak Kn:1 A:278 P:26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3.05" calcext:value-type="float">
            <text:p>3,0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GÜLBAHARHA 1715 Sokak Kn:1 A:278 P:26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19.5" calcext:value-type="float">
            <text:p>19,5</text:p>
          </table:table-cell>
          <table:table-cell table:style-name="ce3" office:value-type="float" office:value="2.35" calcext:value-type="float">
            <text:p>2,35</text:p>
          </table:table-cell>
          <table:table-cell table:style-name="ce3" office:value-type="float" office:value="21.85" calcext:value-type="float">
            <text:p>21,8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ÜMBET Süreyya Bey Cad Dn:1 A:567 P:1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2.25" calcext:value-type="float">
            <text:p>2,2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ÜMBET Süreyya Bey Cad Dn:1 A:567 P:1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19.5" calcext:value-type="float">
            <text:p>19,5</text:p>
          </table:table-cell>
          <table:table-cell table:style-name="ce3" office:value-type="float" office:value="2.35" calcext:value-type="float">
            <text:p>2,35</text:p>
          </table:table-cell>
          <table:table-cell table:style-name="ce3" office:value-type="float" office:value="21.85" calcext:value-type="float">
            <text:p>21,8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ÜMBET Süreyya Bey Cad Dn:2 A:567 P:1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2.25" calcext:value-type="float">
            <text:p>2,2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ÜMBET Süreyya Bey Cad Dn:2 A:567 P:1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1.7" calcext:value-type="float">
            <text:p>1,7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ÜMBET Aslı Sokak A:564 P:9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office:value-type="float" office:value="0.25" calcext:value-type="float">
            <text:p>0,2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ÜMBET Aslı Sokak A:564 P:9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GÜLBAHARHA 1715 Sokak Kn:1 A:278 P:26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7" calcext:value-type="float">
            <text:p>2,7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GÜLBAHARHA 1715 Sokak Kn:1 A:278 P:26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19.5" calcext:value-type="float">
            <text:p>19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.5" calcext:value-type="float">
            <text:p>19,5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ÜMBET Süreyya Bey Cad Dn:1 A:567 P:1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ÜMBET Süreyya Bey Cad Dn:1 A:567 P:1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19.5" calcext:value-type="float">
            <text:p>19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.5" calcext:value-type="float">
            <text:p>19,5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ÜMBET Süreyya Bey Cad Dn:2 A:567 P:1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ÜMBET Süreyya Bey Cad Dn:2 A:567 P:1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,5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ÜMBET Aslı Sokak A:564 P:9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E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,2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ÜMBET Aslı Sokak A:564 P:97</text:p>
          </table:table-cell>
        </table:table-row>
        <table:table-row table:style-name="ro1">
          <table:table-cell table:number-columns-repeated="4"/>
          <table:table-cell table:formula="of:=SUM([.E6:.E45])" office:value-type="float" office:value="318.6" calcext:value-type="float">
            <text:p>318,6</text:p>
          </table:table-cell>
          <table:table-cell table:formula="of:=SUM([.F6:.F45])" office:value-type="float" office:value="65.3" calcext:value-type="float">
            <text:p>65,3</text:p>
          </table:table-cell>
          <table:table-cell table:formula="of:=SUM([.G6:.G45])" office:value-type="float" office:value="383.9" calcext:value-type="float">
            <text:p>383,9</text:p>
          </table:table-cell>
          <table:table-cell table:number-columns-repeated="2"/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li" table:style-name="ta1">
        <table:table-column table:style-name="co1" table:default-cell-style-name="ce1"/>
        <table:table-column table:style-name="co2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3"/>
        <table:table-column table:style-name="co10" table:default-cell-style-name="ce3"/>
        <table:table-column table:style-name="co11" table:default-cell-style-name="ce3"/>
        <table:table-column table:style-name="co2" table:default-cell-style-name="ce5"/>
        <table:table-column table:style-name="co12" table:default-cell-style-name="ce2"/>
        <table:table-row table:style-name="ro2" table:number-rows-repeated="4">
          <table:table-cell table:style-name="Default"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Arsa Vergisi</text:p>
          </table:table-cell>
          <table:table-cell office:value-type="string" calcext:value-type="string">
            <text:p>2018/1</text:p>
          </table:table-cell>
          <table:table-cell office:value-type="float" office:value="6" calcext:value-type="float">
            <text:p>6</text:p>
          </table:table-cell>
          <table:table-cell office:value-type="float" office:value="2.05" calcext:value-type="float">
            <text:p>2,05</text:p>
          </table:table-cell>
          <table:table-cell office:value-type="float" office:value="8.05" calcext:value-type="float">
            <text:p>8,05</text:p>
          </table:table-cell>
          <table:table-cell office:value-type="date" office:date-value="2018-05-31" calcext:value-type="date">
            <text:p>31.05.2018</text:p>
          </table:table-cell>
          <table:table-cell office:value-type="string" calcext:value-type="string">
            <text:p>ALİ PAŞA Sulusokak 5.Sok A:127 P: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Arsa</text:p>
          </table:table-cell>
          <table:table-cell office:value-type="string" calcext:value-type="string">
            <text:p>2018/1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date" office:date-value="2018-05-31" calcext:value-type="date">
            <text:p>31.05.2018</text:p>
          </table:table-cell>
          <table:table-cell office:value-type="string" calcext:value-type="string">
            <text:p>ALİ PAŞA Sulusokak 5.Sok A:127 P: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Arsa Vergisi</text:p>
          </table:table-cell>
          <table:table-cell office:value-type="string" calcext:value-type="string">
            <text:p>2018/1</text:p>
          </table:table-cell>
          <table:table-cell office:value-type="float" office:value="24" calcext:value-type="float">
            <text:p>24</text:p>
          </table:table-cell>
          <table:table-cell office:value-type="float" office:value="8.2" calcext:value-type="float">
            <text:p>8,2</text:p>
          </table:table-cell>
          <table:table-cell office:value-type="float" office:value="32.2" calcext:value-type="float">
            <text:p>32,2</text:p>
          </table:table-cell>
          <table:table-cell office:value-type="date" office:date-value="2018-05-31" calcext:value-type="date">
            <text:p>31.05.2018</text:p>
          </table:table-cell>
          <table:table-cell office:value-type="string" calcext:value-type="string">
            <text:p>GÜLBAHARHA 1715 Sokak Kn:1 A:278 P: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Arsa</text:p>
          </table:table-cell>
          <table:table-cell office:value-type="string" calcext:value-type="string">
            <text:p>2018/1</text:p>
          </table:table-cell>
          <table:table-cell office:value-type="float" office:value="2.4" calcext:value-type="float">
            <text:p>2,4</text:p>
          </table:table-cell>
          <table:table-cell office:value-type="float" office:value="0.85" calcext:value-type="float">
            <text:p>0,85</text:p>
          </table:table-cell>
          <table:table-cell office:value-type="float" office:value="3.25" calcext:value-type="float">
            <text:p>3,25</text:p>
          </table:table-cell>
          <table:table-cell office:value-type="date" office:date-value="2018-05-31" calcext:value-type="date">
            <text:p>31.05.2018</text:p>
          </table:table-cell>
          <table:table-cell office:value-type="string" calcext:value-type="string">
            <text:p>GÜLBAHARHA 1715 Sokak Kn:1 A:278 P: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Arsa Vergisi</text:p>
          </table:table-cell>
          <table:table-cell office:value-type="string" calcext:value-type="string">
            <text:p>2018/1</text:p>
          </table:table-cell>
          <table:table-cell office:value-type="float" office:value="265.5" calcext:value-type="float">
            <text:p>265,5</text:p>
          </table:table-cell>
          <table:table-cell office:value-type="float" office:value="90.4" calcext:value-type="float">
            <text:p>90,4</text:p>
          </table:table-cell>
          <table:table-cell office:value-type="float" office:value="355.9" calcext:value-type="float">
            <text:p>355,9</text:p>
          </table:table-cell>
          <table:table-cell office:value-type="date" office:date-value="2018-05-31" calcext:value-type="date">
            <text:p>31.05.2018</text:p>
          </table:table-cell>
          <table:table-cell office:value-type="string" calcext:value-type="string">
            <text:p>YENİYURT 3982 Sokak A:2457 P: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Arsa</text:p>
          </table:table-cell>
          <table:table-cell office:value-type="string" calcext:value-type="string">
            <text:p>2018/1</text:p>
          </table:table-cell>
          <table:table-cell office:value-type="float" office:value="26.6" calcext:value-type="float">
            <text:p>26,6</text:p>
          </table:table-cell>
          <table:table-cell office:value-type="float" office:value="9.05" calcext:value-type="float">
            <text:p>9,05</text:p>
          </table:table-cell>
          <table:table-cell office:value-type="float" office:value="35.65" calcext:value-type="float">
            <text:p>35,65</text:p>
          </table:table-cell>
          <table:table-cell office:value-type="date" office:date-value="2018-05-31" calcext:value-type="date">
            <text:p>31.05.2018</text:p>
          </table:table-cell>
          <table:table-cell office:value-type="string" calcext:value-type="string">
            <text:p>YENİYURT 3982 Sokak A:2457 P: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Bina Vergisi</text:p>
          </table:table-cell>
          <table:table-cell office:value-type="string" calcext:value-type="string">
            <text:p>2018/1</text:p>
          </table:table-cell>
          <table:table-cell office:value-type="float" office:value="19.5" calcext:value-type="float">
            <text:p>19,5</text:p>
          </table:table-cell>
          <table:table-cell office:value-type="float" office:value="6.65" calcext:value-type="float">
            <text:p>6,65</text:p>
          </table:table-cell>
          <table:table-cell office:value-type="float" office:value="26.15" calcext:value-type="float">
            <text:p>26,15</text:p>
          </table:table-cell>
          <table:table-cell office:value-type="date" office:date-value="2018-05-31" calcext:value-type="date">
            <text:p>31.05.2018</text:p>
          </table:table-cell>
          <table:table-cell office:value-type="string" calcext:value-type="string">
            <text:p>KÜMBET Süreyya Bey Cad Dn:4 A:564 P: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Bina</text:p>
          </table:table-cell>
          <table:table-cell office:value-type="string" calcext:value-type="string">
            <text:p>2018/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2.7" calcext:value-type="float">
            <text:p>2,7</text:p>
          </table:table-cell>
          <table:table-cell office:value-type="date" office:date-value="2018-05-31" calcext:value-type="date">
            <text:p>31.05.2018</text:p>
          </table:table-cell>
          <table:table-cell office:value-type="string" calcext:value-type="string">
            <text:p>KÜMBET Süreyya Bey Cad Dn:4 A:564 P: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Bina Vergisi</text:p>
          </table:table-cell>
          <table:table-cell office:value-type="string" calcext:value-type="string">
            <text:p>2018/1</text:p>
          </table:table-cell>
          <table:table-cell office:value-type="float" office:value="19.5" calcext:value-type="float">
            <text:p>19,5</text:p>
          </table:table-cell>
          <table:table-cell office:value-type="float" office:value="6.65" calcext:value-type="float">
            <text:p>6,65</text:p>
          </table:table-cell>
          <table:table-cell office:value-type="float" office:value="26.15" calcext:value-type="float">
            <text:p>26,15</text:p>
          </table:table-cell>
          <table:table-cell office:value-type="date" office:date-value="2018-05-31" calcext:value-type="date">
            <text:p>31.05.2018</text:p>
          </table:table-cell>
          <table:table-cell office:value-type="string" calcext:value-type="string">
            <text:p>KÜMBET Süreyya Bey Cad Dn:2 A:564 P: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Bina</text:p>
          </table:table-cell>
          <table:table-cell office:value-type="string" calcext:value-type="string">
            <text:p>2018/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2.7" calcext:value-type="float">
            <text:p>2,7</text:p>
          </table:table-cell>
          <table:table-cell office:value-type="date" office:date-value="2018-05-31" calcext:value-type="date">
            <text:p>31.05.2018</text:p>
          </table:table-cell>
          <table:table-cell office:value-type="string" calcext:value-type="string">
            <text:p>KÜMBET Süreyya Bey Cad Dn:2 A:564 P: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Arsa Vergisi</text:p>
          </table:table-cell>
          <table:table-cell office:value-type="string" calcext:value-type="string">
            <text:p>2018/1</text:p>
          </table:table-cell>
          <table:table-cell office:value-type="float" office:value="1.5" calcext:value-type="float">
            <text:p>1,5</text:p>
          </table:table-cell>
          <table:table-cell office:value-type="float" office:value="0.55" calcext:value-type="float">
            <text:p>0,55</text:p>
          </table:table-cell>
          <table:table-cell office:value-type="float" office:value="2.05" calcext:value-type="float">
            <text:p>2,05</text:p>
          </table:table-cell>
          <table:table-cell office:value-type="date" office:date-value="2018-05-31" calcext:value-type="date">
            <text:p>31.05.2018</text:p>
          </table:table-cell>
          <table:table-cell office:value-type="string" calcext:value-type="string">
            <text:p>KÜMBET Aslı Sokak A:564 P: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Arsa</text:p>
          </table:table-cell>
          <table:table-cell office:value-type="string" calcext:value-type="string">
            <text:p>2018/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date" office:date-value="2018-05-31" calcext:value-type="date">
            <text:p>31.05.2018</text:p>
          </table:table-cell>
          <table:table-cell office:value-type="string" calcext:value-type="string">
            <text:p>KÜMBET Aslı Sokak A:564 P: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Arsa Vergisi</text:p>
          </table:table-cell>
          <table:table-cell office:value-type="string" calcext:value-type="string">
            <text:p>2018/2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,45</text:p>
          </table:table-cell>
          <table:table-cell office:value-type="float" office:value="7.45" calcext:value-type="float">
            <text:p>7,45</text:p>
          </table:table-cell>
          <table:table-cell office:value-type="date" office:date-value="2018-11-30" calcext:value-type="date">
            <text:p>30.11.2018</text:p>
          </table:table-cell>
          <table:table-cell office:value-type="string" calcext:value-type="string">
            <text:p>ALİ PAŞA Sulusokak 5.Sok A:127 P: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Arsa</text:p>
          </table:table-cell>
          <table:table-cell office:value-type="string" calcext:value-type="string">
            <text:p>2018/2</text:p>
          </table:table-cell>
          <table:table-cell office:value-type="float" office:value="0.6" calcext:value-type="float">
            <text:p>0,6</text:p>
          </table:table-cell>
          <table:table-cell office:value-type="float" office:value="0.15" calcext:value-type="float">
            <text:p>0,15</text:p>
          </table:table-cell>
          <table:table-cell office:value-type="float" office:value="0.75" calcext:value-type="float">
            <text:p>0,75</text:p>
          </table:table-cell>
          <table:table-cell office:value-type="date" office:date-value="2018-11-30" calcext:value-type="date">
            <text:p>30.11.2018</text:p>
          </table:table-cell>
          <table:table-cell office:value-type="string" calcext:value-type="string">
            <text:p>ALİ PAŞA Sulusokak 5.Sok A:127 P: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Arsa Vergisi</text:p>
          </table:table-cell>
          <table:table-cell office:value-type="string" calcext:value-type="string">
            <text:p>2018/2</text:p>
          </table:table-cell>
          <table:table-cell office:value-type="float" office:value="24" calcext:value-type="float">
            <text:p>24</text:p>
          </table:table-cell>
          <table:table-cell office:value-type="float" office:value="5.75" calcext:value-type="float">
            <text:p>5,75</text:p>
          </table:table-cell>
          <table:table-cell office:value-type="float" office:value="29.75" calcext:value-type="float">
            <text:p>29,75</text:p>
          </table:table-cell>
          <table:table-cell office:value-type="date" office:date-value="2018-11-30" calcext:value-type="date">
            <text:p>30.11.2018</text:p>
          </table:table-cell>
          <table:table-cell office:value-type="string" calcext:value-type="string">
            <text:p>GÜLBAHARHA 1715 Sokak Kn:1 A:278 P: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Arsa</text:p>
          </table:table-cell>
          <table:table-cell office:value-type="string" calcext:value-type="string">
            <text:p>2018/2</text:p>
          </table:table-cell>
          <table:table-cell office:value-type="float" office:value="2.4" calcext:value-type="float">
            <text:p>2,4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date" office:date-value="2018-11-30" calcext:value-type="date">
            <text:p>30.11.2018</text:p>
          </table:table-cell>
          <table:table-cell office:value-type="string" calcext:value-type="string">
            <text:p>GÜLBAHARHA 1715 Sokak Kn:1 A:278 P: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Arsa Vergisi</text:p>
          </table:table-cell>
          <table:table-cell office:value-type="string" calcext:value-type="string">
            <text:p>2018/2</text:p>
          </table:table-cell>
          <table:table-cell office:value-type="float" office:value="265.5" calcext:value-type="float">
            <text:p>265,5</text:p>
          </table:table-cell>
          <table:table-cell office:value-type="float" office:value="63.5" calcext:value-type="float">
            <text:p>63,5</text:p>
          </table:table-cell>
          <table:table-cell office:value-type="float" office:value="329" calcext:value-type="float">
            <text:p>329</text:p>
          </table:table-cell>
          <table:table-cell office:value-type="date" office:date-value="2018-11-30" calcext:value-type="date">
            <text:p>30.11.2018</text:p>
          </table:table-cell>
          <table:table-cell office:value-type="string" calcext:value-type="string">
            <text:p>YENİYURT 3982 Sokak A:2457 P: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Arsa</text:p>
          </table:table-cell>
          <table:table-cell office:value-type="string" calcext:value-type="string">
            <text:p>2018/2</text:p>
          </table:table-cell>
          <table:table-cell office:value-type="float" office:value="26.6" calcext:value-type="float">
            <text:p>26,6</text:p>
          </table:table-cell>
          <table:table-cell office:value-type="float" office:value="6.4" calcext:value-type="float">
            <text:p>6,4</text:p>
          </table:table-cell>
          <table:table-cell office:value-type="float" office:value="33" calcext:value-type="float">
            <text:p>33</text:p>
          </table:table-cell>
          <table:table-cell office:value-type="date" office:date-value="2018-11-30" calcext:value-type="date">
            <text:p>30.11.2018</text:p>
          </table:table-cell>
          <table:table-cell office:value-type="string" calcext:value-type="string">
            <text:p>YENİYURT 3982 Sokak A:2457 P: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Bina Vergisi</text:p>
          </table:table-cell>
          <table:table-cell office:value-type="string" calcext:value-type="string">
            <text:p>2018/2</text:p>
          </table:table-cell>
          <table:table-cell office:value-type="float" office:value="19.5" calcext:value-type="float">
            <text:p>19,5</text:p>
          </table:table-cell>
          <table:table-cell office:value-type="float" office:value="4.7" calcext:value-type="float">
            <text:p>4,7</text:p>
          </table:table-cell>
          <table:table-cell office:value-type="float" office:value="24.2" calcext:value-type="float">
            <text:p>24,2</text:p>
          </table:table-cell>
          <table:table-cell office:value-type="date" office:date-value="2018-11-30" calcext:value-type="date">
            <text:p>30.11.2018</text:p>
          </table:table-cell>
          <table:table-cell office:value-type="string" calcext:value-type="string">
            <text:p>KÜMBET Süreyya Bey Cad Dn:4 A:564 P: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Bina</text:p>
          </table:table-cell>
          <table:table-cell office:value-type="string" calcext:value-type="string">
            <text:p>2018/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office:value-type="date" office:date-value="2018-11-30" calcext:value-type="date">
            <text:p>30.11.2018</text:p>
          </table:table-cell>
          <table:table-cell office:value-type="string" calcext:value-type="string">
            <text:p>KÜMBET Süreyya Bey Cad Dn:4 A:564 P: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Bina Vergisi</text:p>
          </table:table-cell>
          <table:table-cell office:value-type="string" calcext:value-type="string">
            <text:p>2018/2</text:p>
          </table:table-cell>
          <table:table-cell office:value-type="float" office:value="19.5" calcext:value-type="float">
            <text:p>19,5</text:p>
          </table:table-cell>
          <table:table-cell office:value-type="float" office:value="4.7" calcext:value-type="float">
            <text:p>4,7</text:p>
          </table:table-cell>
          <table:table-cell office:value-type="float" office:value="24.2" calcext:value-type="float">
            <text:p>24,2</text:p>
          </table:table-cell>
          <table:table-cell office:value-type="date" office:date-value="2018-11-30" calcext:value-type="date">
            <text:p>30.11.2018</text:p>
          </table:table-cell>
          <table:table-cell office:value-type="string" calcext:value-type="string">
            <text:p>KÜMBET Süreyya Bey Cad Dn:2 A:564 P: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Bina</text:p>
          </table:table-cell>
          <table:table-cell office:value-type="string" calcext:value-type="string">
            <text:p>2018/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office:value-type="date" office:date-value="2018-11-30" calcext:value-type="date">
            <text:p>30.11.2018</text:p>
          </table:table-cell>
          <table:table-cell office:value-type="string" calcext:value-type="string">
            <text:p>KÜMBET Süreyya Bey Cad Dn:2 A:564 P: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Arsa Vergisi</text:p>
          </table:table-cell>
          <table:table-cell office:value-type="string" calcext:value-type="string">
            <text:p>2018/2</text:p>
          </table:table-cell>
          <table:table-cell office:value-type="float" office:value="1.5" calcext:value-type="float">
            <text:p>1,5</text:p>
          </table:table-cell>
          <table:table-cell office:value-type="float" office:value="0.4" calcext:value-type="float">
            <text:p>0,4</text:p>
          </table:table-cell>
          <table:table-cell office:value-type="float" office:value="1.9" calcext:value-type="float">
            <text:p>1,9</text:p>
          </table:table-cell>
          <table:table-cell office:value-type="date" office:date-value="2018-11-30" calcext:value-type="date">
            <text:p>30.11.2018</text:p>
          </table:table-cell>
          <table:table-cell office:value-type="string" calcext:value-type="string">
            <text:p>KÜMBET Aslı Sokak A:564 P: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Arsa</text:p>
          </table:table-cell>
          <table:table-cell office:value-type="string" calcext:value-type="string">
            <text:p>2018/2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date" office:date-value="2018-11-30" calcext:value-type="date">
            <text:p>30.11.2018</text:p>
          </table:table-cell>
          <table:table-cell office:value-type="string" calcext:value-type="string">
            <text:p>KÜMBET Aslı Sokak A:564 P: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Arsa Vergisi</text:p>
          </table:table-cell>
          <table:table-cell office:value-type="string" calcext:value-type="string">
            <text:p>2019/1</text:p>
          </table:table-cell>
          <table:table-cell office:value-type="float" office:value="7.5" calcext:value-type="float">
            <text:p>7,5</text:p>
          </table:table-cell>
          <table:table-cell office:value-type="float" office:value="0.9" calcext:value-type="float">
            <text:p>0,9</text:p>
          </table:table-cell>
          <table:table-cell office:value-type="float" office:value="8.4" calcext:value-type="float">
            <text:p>8,4</text:p>
          </table:table-cell>
          <table:table-cell office:value-type="date" office:date-value="2019-05-31" calcext:value-type="date">
            <text:p>31.05.2019</text:p>
          </table:table-cell>
          <table:table-cell office:value-type="string" calcext:value-type="string">
            <text:p>ALİ PAŞA Sulusokak 5.Sok A:127 P: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Arsa</text:p>
          </table:table-cell>
          <table:table-cell office:value-type="string" calcext:value-type="string">
            <text:p>2019/1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date" office:date-value="2019-05-31" calcext:value-type="date">
            <text:p>31.05.2019</text:p>
          </table:table-cell>
          <table:table-cell office:value-type="string" calcext:value-type="string">
            <text:p>ALİ PAŞA Sulusokak 5.Sok A:127 P: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Arsa Vergisi</text:p>
          </table:table-cell>
          <table:table-cell office:value-type="string" calcext:value-type="string">
            <text:p>2019/1</text:p>
          </table:table-cell>
          <table:table-cell office:value-type="float" office:value="27" calcext:value-type="float">
            <text:p>27</text:p>
          </table:table-cell>
          <table:table-cell office:value-type="float" office:value="3.25" calcext:value-type="float">
            <text:p>3,25</text:p>
          </table:table-cell>
          <table:table-cell office:value-type="float" office:value="30.25" calcext:value-type="float">
            <text:p>30,25</text:p>
          </table:table-cell>
          <table:table-cell office:value-type="date" office:date-value="2019-05-31" calcext:value-type="date">
            <text:p>31.05.2019</text:p>
          </table:table-cell>
          <table:table-cell office:value-type="string" calcext:value-type="string">
            <text:p>GÜLBAHARHA 1715 Sokak Kn:1 A:278 P: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Arsa</text:p>
          </table:table-cell>
          <table:table-cell office:value-type="string" calcext:value-type="string">
            <text:p>2019/1</text:p>
          </table:table-cell>
          <table:table-cell office:value-type="float" office:value="2.7" calcext:value-type="float">
            <text:p>2,7</text:p>
          </table:table-cell>
          <table:table-cell office:value-type="float" office:value="0.35" calcext:value-type="float">
            <text:p>0,35</text:p>
          </table:table-cell>
          <table:table-cell office:value-type="float" office:value="3.05" calcext:value-type="float">
            <text:p>3,05</text:p>
          </table:table-cell>
          <table:table-cell office:value-type="date" office:date-value="2019-05-31" calcext:value-type="date">
            <text:p>31.05.2019</text:p>
          </table:table-cell>
          <table:table-cell office:value-type="string" calcext:value-type="string">
            <text:p>GÜLBAHARHA 1715 Sokak Kn:1 A:278 P: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Arsa Vergisi</text:p>
          </table:table-cell>
          <table:table-cell office:value-type="string" calcext:value-type="string">
            <text:p>2019/1</text:p>
          </table:table-cell>
          <table:table-cell office:value-type="float" office:value="297" calcext:value-type="float">
            <text:p>297</text:p>
          </table:table-cell>
          <table:table-cell office:value-type="float" office:value="35.4" calcext:value-type="float">
            <text:p>35,4</text:p>
          </table:table-cell>
          <table:table-cell office:value-type="float" office:value="332.4" calcext:value-type="float">
            <text:p>332,4</text:p>
          </table:table-cell>
          <table:table-cell office:value-type="date" office:date-value="2019-05-31" calcext:value-type="date">
            <text:p>31.05.2019</text:p>
          </table:table-cell>
          <table:table-cell office:value-type="string" calcext:value-type="string">
            <text:p>YENİYURT 3982 Sokak A:2457 P: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Arsa</text:p>
          </table:table-cell>
          <table:table-cell office:value-type="string" calcext:value-type="string">
            <text:p>2019/1</text:p>
          </table:table-cell>
          <table:table-cell office:value-type="float" office:value="29.7" calcext:value-type="float">
            <text:p>29,7</text:p>
          </table:table-cell>
          <table:table-cell office:value-type="float" office:value="3.55" calcext:value-type="float">
            <text:p>3,55</text:p>
          </table:table-cell>
          <table:table-cell office:value-type="float" office:value="33.25" calcext:value-type="float">
            <text:p>33,25</text:p>
          </table:table-cell>
          <table:table-cell office:value-type="date" office:date-value="2019-05-31" calcext:value-type="date">
            <text:p>31.05.2019</text:p>
          </table:table-cell>
          <table:table-cell office:value-type="string" calcext:value-type="string">
            <text:p>YENİYURT 3982 Sokak A:2457 P: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Bina Vergisi</text:p>
          </table:table-cell>
          <table:table-cell office:value-type="string" calcext:value-type="string">
            <text:p>2019/1</text:p>
          </table:table-cell>
          <table:table-cell office:value-type="float" office:value="22" calcext:value-type="float">
            <text:p>22</text:p>
          </table:table-cell>
          <table:table-cell office:value-type="float" office:value="2.65" calcext:value-type="float">
            <text:p>2,65</text:p>
          </table:table-cell>
          <table:table-cell office:value-type="float" office:value="24.65" calcext:value-type="float">
            <text:p>24,65</text:p>
          </table:table-cell>
          <table:table-cell office:value-type="date" office:date-value="2019-05-31" calcext:value-type="date">
            <text:p>31.05.2019</text:p>
          </table:table-cell>
          <table:table-cell office:value-type="string" calcext:value-type="string">
            <text:p>KÜMBET Süreyya Bey Cad Dn:2 A:564 P: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Bina</text:p>
          </table:table-cell>
          <table:table-cell office:value-type="string" calcext:value-type="string">
            <text:p>2019/1</text:p>
          </table:table-cell>
          <table:table-cell office:value-type="float" office:value="2.2" calcext:value-type="float">
            <text:p>2,2</text:p>
          </table:table-cell>
          <table:table-cell office:value-type="float" office:value="0.3" calcext:value-type="float">
            <text:p>0,3</text:p>
          </table:table-cell>
          <table:table-cell office:value-type="float" office:value="2.5" calcext:value-type="float">
            <text:p>2,5</text:p>
          </table:table-cell>
          <table:table-cell office:value-type="date" office:date-value="2019-05-31" calcext:value-type="date">
            <text:p>31.05.2019</text:p>
          </table:table-cell>
          <table:table-cell office:value-type="string" calcext:value-type="string">
            <text:p>KÜMBET Süreyya Bey Cad Dn:2 A:564 P: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Arsa Vergisi</text:p>
          </table:table-cell>
          <table:table-cell office:value-type="string" calcext:value-type="string">
            <text:p>2019/1</text:p>
          </table:table-cell>
          <table:table-cell office:value-type="float" office:value="1.5" calcext:value-type="float">
            <text:p>1,5</text:p>
          </table:table-cell>
          <table:table-cell office:value-type="float" office:value="0.2" calcext:value-type="float">
            <text:p>0,2</text:p>
          </table:table-cell>
          <table:table-cell office:value-type="float" office:value="1.7" calcext:value-type="float">
            <text:p>1,7</text:p>
          </table:table-cell>
          <table:table-cell office:value-type="date" office:date-value="2019-05-31" calcext:value-type="date">
            <text:p>31.05.2019</text:p>
          </table:table-cell>
          <table:table-cell office:value-type="string" calcext:value-type="string">
            <text:p>KÜMBET Aslı Sokak A:564 P: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Arsa</text:p>
          </table:table-cell>
          <table:table-cell office:value-type="string" calcext:value-type="string">
            <text:p>2019/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date" office:date-value="2019-05-31" calcext:value-type="date">
            <text:p>31.05.2019</text:p>
          </table:table-cell>
          <table:table-cell office:value-type="string" calcext:value-type="string">
            <text:p>KÜMBET Aslı Sokak A:564 P: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İtfaiye Yangın Rapor Ruhsat Harcı </text:p>
          </table:table-cell>
          <table:table-cell office:value-type="string" calcext:value-type="string">
            <text:p>2019/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329" calcext:value-type="float">
            <text:p>329</text:p>
          </table:table-cell>
          <table:table-cell office:value-type="date" office:date-value="2019-07-03" calcext:value-type="date">
            <text:p>03.07.201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Arsa Vergisi</text:p>
          </table:table-cell>
          <table:table-cell office:value-type="string" calcext:value-type="string">
            <text:p>2019/2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office:value-type="date" office:date-value="2019-11-29" calcext:value-type="date">
            <text:p>29.11.2019</text:p>
          </table:table-cell>
          <table:table-cell office:value-type="string" calcext:value-type="string">
            <text:p>ALİ PAŞA Sulusokak 5.Sok A:127 P: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Arsa</text:p>
          </table:table-cell>
          <table:table-cell office:value-type="string" calcext:value-type="string">
            <text:p>2019/2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date" office:date-value="2019-11-29" calcext:value-type="date">
            <text:p>29.11.2019</text:p>
          </table:table-cell>
          <table:table-cell office:value-type="string" calcext:value-type="string">
            <text:p>ALİ PAŞA Sulusokak 5.Sok A:127 P: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Arsa Vergisi</text:p>
          </table:table-cell>
          <table:table-cell office:value-type="string" calcext:value-type="string">
            <text:p>2019/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date" office:date-value="2019-11-29" calcext:value-type="date">
            <text:p>29.11.2019</text:p>
          </table:table-cell>
          <table:table-cell office:value-type="string" calcext:value-type="string">
            <text:p>GÜLBAHARHA 1715 Sokak Kn:1 A:278 P: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Arsa</text:p>
          </table:table-cell>
          <table:table-cell office:value-type="string" calcext:value-type="string">
            <text:p>2019/2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date" office:date-value="2019-11-29" calcext:value-type="date">
            <text:p>29.11.2019</text:p>
          </table:table-cell>
          <table:table-cell office:value-type="string" calcext:value-type="string">
            <text:p>GÜLBAHARHA 1715 Sokak Kn:1 A:278 P: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Arsa Vergisi</text:p>
          </table:table-cell>
          <table:table-cell office:value-type="string" calcext:value-type="string">
            <text:p>2019/2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date" office:date-value="2019-11-29" calcext:value-type="date">
            <text:p>29.11.2019</text:p>
          </table:table-cell>
          <table:table-cell office:value-type="string" calcext:value-type="string">
            <text:p>YENİYURT 3982 Sokak A:2457 P: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Arsa</text:p>
          </table:table-cell>
          <table:table-cell office:value-type="string" calcext:value-type="string">
            <text:p>2019/2</text:p>
          </table:table-cell>
          <table:table-cell office:value-type="float" office:value="29.7" calcext:value-type="float">
            <text:p>29,7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,7</text:p>
          </table:table-cell>
          <table:table-cell office:value-type="date" office:date-value="2019-11-29" calcext:value-type="date">
            <text:p>29.11.2019</text:p>
          </table:table-cell>
          <table:table-cell office:value-type="string" calcext:value-type="string">
            <text:p>YENİYURT 3982 Sokak A:2457 P: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Bina Vergisi</text:p>
          </table:table-cell>
          <table:table-cell office:value-type="string" calcext:value-type="string">
            <text:p>2019/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date" office:date-value="2019-11-29" calcext:value-type="date">
            <text:p>29.11.2019</text:p>
          </table:table-cell>
          <table:table-cell office:value-type="string" calcext:value-type="string">
            <text:p>KÜMBET Süreyya Bey Cad Dn:2 A:564 P: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Bina</text:p>
          </table:table-cell>
          <table:table-cell office:value-type="string" calcext:value-type="string">
            <text:p>2019/2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date" office:date-value="2019-11-29" calcext:value-type="date">
            <text:p>29.11.2019</text:p>
          </table:table-cell>
          <table:table-cell office:value-type="string" calcext:value-type="string">
            <text:p>KÜMBET Süreyya Bey Cad Dn:2 A:564 P: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Arsa Vergisi</text:p>
          </table:table-cell>
          <table:table-cell office:value-type="string" calcext:value-type="string">
            <text:p>2019/2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date" office:date-value="2019-11-29" calcext:value-type="date">
            <text:p>29.11.2019</text:p>
          </table:table-cell>
          <table:table-cell office:value-type="string" calcext:value-type="string">
            <text:p>KÜMBET Aslı Sokak A:564 P: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***İ B***I</text:p>
          </table:table-cell>
          <table:table-cell office:value-type="string" calcext:value-type="string">
            <text:p>Kültür Vergisi - Arsa</text:p>
          </table:table-cell>
          <table:table-cell office:value-type="string" calcext:value-type="string">
            <text:p>2019/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date" office:date-value="2019-11-29" calcext:value-type="date">
            <text:p>29.11.2019</text:p>
          </table:table-cell>
          <table:table-cell office:value-type="string" calcext:value-type="string">
            <text:p>KÜMBET Aslı Sokak A:564 P:97</text:p>
          </table:table-cell>
        </table:table-row>
        <table:table-row table:style-name="ro2">
          <table:table-cell table:style-name="Default" table:number-columns-repeated="4"/>
          <table:table-cell table:style-name="Default" table:formula="of:=SUM([.E5:.E49])" office:value-type="float" office:value="1820.8" calcext:value-type="float">
            <text:p>1820,8</text:p>
          </table:table-cell>
          <table:table-cell table:style-name="Default" table:formula="of:=SUM([.F5:.F49])" office:value-type="float" office:value="290.55" calcext:value-type="float">
            <text:p>290,55</text:p>
          </table:table-cell>
          <table:table-cell table:style-name="Default" table:formula="of:=SUM([.G5:.G49])" office:value-type="float" office:value="2111.35" calcext:value-type="float">
            <text:p>2111,35</text:p>
          </table:table-cell>
          <table:table-cell table:style-name="Default" table:number-columns-repeated="2"/>
        </table:table-row>
      </table:table>
      <table:table table:name="atila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number-columns-repeated="1014" table:default-cell-style-name="Default"/>
        <table:table-row table:style-name="ro3" table:number-rows-repeated="3">
          <table:table-cell table:style-name="ce2" table:number-columns-repeated="3"/>
          <table:table-cell table:style-name="ce3" table:number-columns-repeated="3"/>
          <table:table-cell table:style-name="ce5"/>
          <table:table-cell table:style-name="ce2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.2" calcext:value-type="float">
            <text:p>8,2</text:p>
          </table:table-cell>
          <table:table-cell table:style-name="ce3" office:value-type="float" office:value="32.2" calcext:value-type="float">
            <text:p>32,2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GÜLBAHARHA 1715 Sokak Kn:1 A:278 P:26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0.85" calcext:value-type="float">
            <text:p>0,85</text:p>
          </table:table-cell>
          <table:table-cell table:style-name="ce3" office:value-type="float" office:value="3.25" calcext:value-type="float">
            <text:p>3,25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GÜLBAHARHA 1715 Sokak Kn:1 A:278 P:26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36.2" calcext:value-type="float">
            <text:p>36,2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ALİ PAŞA Alipaşa Hamam S A:385 P:22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0.95" calcext:value-type="float">
            <text:p>0,95</text:p>
          </table:table-cell>
          <table:table-cell table:style-name="ce3" office:value-type="float" office:value="3.65" calcext:value-type="float">
            <text:p>3,65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ALİ PAŞA Alipaşa Hamam S A:385 P:22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37.5" calcext:value-type="float">
            <text:p>37,5</text:p>
          </table:table-cell>
          <table:table-cell table:style-name="ce3" office:value-type="float" office:value="12.8" calcext:value-type="float">
            <text:p>12,8</text:p>
          </table:table-cell>
          <table:table-cell table:style-name="ce3" office:value-type="float" office:value="50.3" calcext:value-type="float">
            <text:p>50,3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ALİ PAŞA Alipaşa Hamam S A:385 P:116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float" office:value="1.3" calcext:value-type="float">
            <text:p>1,3</text:p>
          </table:table-cell>
          <table:table-cell table:style-name="ce3" office:value-type="float" office:value="5.1" calcext:value-type="float">
            <text:p>5,1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ALİ PAŞA Alipaşa Hamam S A:385 P:116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22.5" calcext:value-type="float">
            <text:p>22,5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30.2" calcext:value-type="float">
            <text:p>30,2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ALTIYÜZ EV İbni Kemal Bulv A:1767 P:6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3.1" calcext:value-type="float">
            <text:p>3,1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ALTIYÜZ EV İbni Kemal Bulv A:1767 P:6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10.5" calcext:value-type="float">
            <text:p>10,5</text:p>
          </table:table-cell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14.1" calcext:value-type="float">
            <text:p>14,1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YARAHMET M Şeftali Sokak A:2436 P:24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1.5" calcext:value-type="float">
            <text:p>1,5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YARAHMET M Şeftali Sokak A:2436 P:24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22.5" calcext:value-type="float">
            <text:p>22,5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30.2" calcext:value-type="float">
            <text:p>30,2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KÜMBET Süreyya Bey Cad Kn:6 Dn:9 A:564 P:3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3.1" calcext:value-type="float">
            <text:p>3,1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KÜMBET Süreyya Bey Cad Kn:6 Dn:9 A:564 P:3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.9" calcext:value-type="float">
            <text:p>9,9</text:p>
          </table:table-cell>
          <table:table-cell table:style-name="ce3" office:value-type="float" office:value="38.9" calcext:value-type="float">
            <text:p>38,9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YARAHMET M Ali Paşa Hamam Dn:OTO YIKAMA A:2436 P:22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9" calcext:value-type="float">
            <text:p>3,9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YARAHMET M Ali Paşa Hamam Dn:OTO YIKAMA A:2436 P:22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2.95" calcext:value-type="float">
            <text:p>92,95</text:p>
          </table:table-cell>
          <table:table-cell table:style-name="ce3" office:value-type="float" office:value="365.95" calcext:value-type="float">
            <text:p>365,95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YENİYURT 3958 Sokak Kn:, A:2053 P:10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27.3" calcext:value-type="float">
            <text:p>27,3</text:p>
          </table:table-cell>
          <table:table-cell table:style-name="ce3" office:value-type="float" office:value="9.3" calcext:value-type="float">
            <text:p>9,3</text:p>
          </table:table-cell>
          <table:table-cell table:style-name="ce3" office:value-type="float" office:value="36.6" calcext:value-type="float">
            <text:p>36,6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YENİYURT 3958 Sokak Kn:, A:2053 P:10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38.5" calcext:value-type="float">
            <text:p>38,5</text:p>
          </table:table-cell>
          <table:table-cell table:style-name="ce3" office:value-type="float" office:value="13.1" calcext:value-type="float">
            <text:p>13,1</text:p>
          </table:table-cell>
          <table:table-cell table:style-name="ce3" office:value-type="float" office:value="51.6" calcext:value-type="float">
            <text:p>51,6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KARŞIYAKA İbni Kemal 8.So Dn: B.BLOK2/6 A:1813 P:11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3.9" calcext:value-type="float">
            <text:p>3,9</text:p>
          </table:table-cell>
          <table:table-cell table:style-name="ce3" office:value-type="float" office:value="1.35" calcext:value-type="float">
            <text:p>1,35</text:p>
          </table:table-cell>
          <table:table-cell table:style-name="ce3" office:value-type="float" office:value="5.25" calcext:value-type="float">
            <text:p>5,25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KARŞIYAKA İbni Kemal 8.So Dn: B.BLOK2/6 A:1813 P:11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2.05" calcext:value-type="float">
            <text:p>2,05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KÜMBET Aslı Sokak A:564 P:97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3" calcext:value-type="float">
            <text:p>0,3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KÜMBET Aslı Sokak A:564 P:97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22.5" calcext:value-type="float">
            <text:p>22,5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30.2" calcext:value-type="float">
            <text:p>30,2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KÜMBET Süreyya Bey Cad Dn:10 A:564 P:3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3.1" calcext:value-type="float">
            <text:p>3,1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KÜMBET Süreyya Bey Cad Dn:10 A:564 P:3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Çevre Temizlik Vergisi</text:p>
          </table:table-cell>
          <table:table-cell table:style-name="ce2" office:value-type="string" calcext:value-type="string">
            <text:p>2018/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22.8" calcext:value-type="float">
            <text:p>22,8</text:p>
          </table:table-cell>
          <table:table-cell table:style-name="ce5" office:value-type="date" office:date-value="2018-05-31" calcext:value-type="date">
            <text:p>31.05.2018</text:p>
          </table:table-cell>
          <table:table-cell table:style-name="ce2" office:value-type="string" calcext:value-type="string">
            <text:p>YARAHMET M Behzat Bulvarı Kn:120 A:2436 P:39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.75" calcext:value-type="float">
            <text:p>5,75</text:p>
          </table:table-cell>
          <table:table-cell table:style-name="ce3" office:value-type="float" office:value="29.75" calcext:value-type="float">
            <text:p>29,75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GÜLBAHARHA 1715 Sokak Kn:1 A:278 P:26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GÜLBAHARHA 1715 Sokak Kn:1 A:278 P:26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33.5" calcext:value-type="float">
            <text:p>33,5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ALİ PAŞA Alipaşa Hamam S A:385 P:22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3.35" calcext:value-type="float">
            <text:p>3,35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ALİ PAŞA Alipaşa Hamam S A:385 P:22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37.5" calcext:value-type="float">
            <text:p>37,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.5" calcext:value-type="float">
            <text:p>46,5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ALİ PAŞA Alipaşa Hamam S A:385 P:116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float" office:value="0.95" calcext:value-type="float">
            <text:p>0,95</text:p>
          </table:table-cell>
          <table:table-cell table:style-name="ce3" office:value-type="float" office:value="4.75" calcext:value-type="float">
            <text:p>4,75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ALİ PAŞA Alipaşa Hamam S A:385 P:116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22.5" calcext:value-type="float">
            <text:p>22,5</text:p>
          </table:table-cell>
          <table:table-cell table:style-name="ce3" office:value-type="float" office:value="5.4" calcext:value-type="float">
            <text:p>5,4</text:p>
          </table:table-cell>
          <table:table-cell table:style-name="ce3" office:value-type="float" office:value="27.9" calcext:value-type="float">
            <text:p>27,9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ALTIYÜZ EV İbni Kemal Bulv A:1767 P:6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2.85" calcext:value-type="float">
            <text:p>2,85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ALTIYÜZ EV İbni Kemal Bulv A:1767 P:6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10.5" calcext:value-type="float">
            <text:p>10,5</text:p>
          </table:table-cell>
          <table:table-cell table:style-name="ce3" office:value-type="float" office:value="2.51" calcext:value-type="float">
            <text:p>2,51</text:p>
          </table:table-cell>
          <table:table-cell table:style-name="ce3" office:value-type="float" office:value="13.01" calcext:value-type="float">
            <text:p>13,01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YARAHMET M Şeftali Sokak A:2436 P:24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1.4" calcext:value-type="float">
            <text:p>1,4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YARAHMET M Şeftali Sokak A:2436 P:24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22.5" calcext:value-type="float">
            <text:p>22,5</text:p>
          </table:table-cell>
          <table:table-cell table:style-name="ce3" office:value-type="float" office:value="5.4" calcext:value-type="float">
            <text:p>5,4</text:p>
          </table:table-cell>
          <table:table-cell table:style-name="ce3" office:value-type="float" office:value="27.9" calcext:value-type="float">
            <text:p>27,9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KÜMBET Süreyya Bey Cad Kn:6 Dn:9 A:564 P:3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2.85" calcext:value-type="float">
            <text:p>2,85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KÜMBET Süreyya Bey Cad Kn:6 Dn:9 A:564 P:3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.95" calcext:value-type="float">
            <text:p>6,95</text:p>
          </table:table-cell>
          <table:table-cell table:style-name="ce3" office:value-type="float" office:value="35.95" calcext:value-type="float">
            <text:p>35,95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YARAHMET M Ali Paşa Hamam Dn:OTO YIKAMA A:2436 P:22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float" office:value="3.6" calcext:value-type="float">
            <text:p>3,6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YARAHMET M Ali Paşa Hamam Dn:OTO YIKAMA A:2436 P:22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65.3" calcext:value-type="float">
            <text:p>65,3</text:p>
          </table:table-cell>
          <table:table-cell table:style-name="ce3" office:value-type="float" office:value="338.3" calcext:value-type="float">
            <text:p>338,3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YENİYURT 3958 Sokak Kn:, A:2053 P:10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27.3" calcext:value-type="float">
            <text:p>27,3</text:p>
          </table:table-cell>
          <table:table-cell table:style-name="ce3" office:value-type="float" office:value="6.55" calcext:value-type="float">
            <text:p>6,55</text:p>
          </table:table-cell>
          <table:table-cell table:style-name="ce3" office:value-type="float" office:value="33.85" calcext:value-type="float">
            <text:p>33,85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YENİYURT 3958 Sokak Kn:, A:2053 P:10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38.5" calcext:value-type="float">
            <text:p>38,5</text:p>
          </table:table-cell>
          <table:table-cell table:style-name="ce3" office:value-type="float" office:value="9.25" calcext:value-type="float">
            <text:p>9,25</text:p>
          </table:table-cell>
          <table:table-cell table:style-name="ce3" office:value-type="float" office:value="47.75" calcext:value-type="float">
            <text:p>47,75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KARŞIYAKA İbni Kemal 8.So Dn: B.BLOK2/6 A:1813 P:11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3.9" calcext:value-type="float">
            <text:p>3,9</text:p>
          </table:table-cell>
          <table:table-cell table:style-name="ce3" office:value-type="float" office:value="0.95" calcext:value-type="float">
            <text:p>0,95</text:p>
          </table:table-cell>
          <table:table-cell table:style-name="ce3" office:value-type="float" office:value="4.85" calcext:value-type="float">
            <text:p>4,85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KARŞIYAKA İbni Kemal 8.So Dn: B.BLOK2/6 A:1813 P:11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1.9" calcext:value-type="float">
            <text:p>1,9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KÜMBET Aslı Sokak A:564 P:97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office:value-type="float" office:value="0.25" calcext:value-type="float">
            <text:p>0,25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KÜMBET Aslı Sokak A:564 P:97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22.5" calcext:value-type="float">
            <text:p>22,5</text:p>
          </table:table-cell>
          <table:table-cell table:style-name="ce3" office:value-type="float" office:value="5.4" calcext:value-type="float">
            <text:p>5,4</text:p>
          </table:table-cell>
          <table:table-cell table:style-name="ce3" office:value-type="float" office:value="27.9" calcext:value-type="float">
            <text:p>27,9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KÜMBET Süreyya Bey Cad Dn:10 A:564 P:3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2.85" calcext:value-type="float">
            <text:p>2,85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KÜMBET Süreyya Bey Cad Dn:10 A:564 P:3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Çevre Temizlik Vergisi</text:p>
          </table:table-cell>
          <table:table-cell table:style-name="ce2" office:value-type="string" calcext:value-type="string">
            <text:p>2018/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.1" calcext:value-type="float">
            <text:p>4,1</text:p>
          </table:table-cell>
          <table:table-cell table:style-name="ce3" office:value-type="float" office:value="21.1" calcext:value-type="float">
            <text:p>21,1</text:p>
          </table:table-cell>
          <table:table-cell table:style-name="ce5" office:value-type="date" office:date-value="2018-11-30" calcext:value-type="date">
            <text:p>30.11.2018</text:p>
          </table:table-cell>
          <table:table-cell table:style-name="ce2" office:value-type="string" calcext:value-type="string">
            <text:p>YARAHMET M Behzat Bulvarı Kn:120 A:2436 P:39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.25" calcext:value-type="float">
            <text:p>3,25</text:p>
          </table:table-cell>
          <table:table-cell table:style-name="ce3" office:value-type="float" office:value="30.25" calcext:value-type="float">
            <text:p>30,2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GÜLBAHARHA 1715 Sokak Kn:1 A:278 P:26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3.05" calcext:value-type="float">
            <text:p>3,0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GÜLBAHARHA 1715 Sokak Kn:1 A:278 P:26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33.6" calcext:value-type="float">
            <text:p>33,6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ALİ PAŞA Alipaşa Hamam S A:385 P:22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3.4" calcext:value-type="float">
            <text:p>3,4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ALİ PAŞA Alipaşa Hamam S A:385 P:22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43.5" calcext:value-type="float">
            <text:p>43,5</text:p>
          </table:table-cell>
          <table:table-cell table:style-name="ce3" office:value-type="float" office:value="5.2" calcext:value-type="float">
            <text:p>5,2</text:p>
          </table:table-cell>
          <table:table-cell table:style-name="ce3" office:value-type="float" office:value="48.7" calcext:value-type="float">
            <text:p>48,7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ALİ PAŞA Alipaşa Hamam S A:385 P:116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4.95" calcext:value-type="float">
            <text:p>4,9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ALİ PAŞA Alipaşa Hamam S A:385 P:116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5.5" calcext:value-type="float">
            <text:p>25,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office:value-type="float" office:value="28.55" calcext:value-type="float">
            <text:p>28,5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ALTIYÜZ EV İbni Kemal Bulv A:1767 P:6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2.95" calcext:value-type="float">
            <text:p>2,9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ALTIYÜZ EV İbni Kemal Bulv A:1767 P:6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.45" calcext:value-type="float">
            <text:p>1,45</text:p>
          </table:table-cell>
          <table:table-cell table:style-name="ce3" office:value-type="float" office:value="13.45" calcext:value-type="float">
            <text:p>13,4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YARAHMET M Şeftali Sokak A:2436 P:24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1.2" calcext:value-type="float">
            <text:p>1,2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1.35" calcext:value-type="float">
            <text:p>1,3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YARAHMET M Şeftali Sokak A:2436 P:24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5.5" calcext:value-type="float">
            <text:p>25,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office:value-type="float" office:value="28.55" calcext:value-type="float">
            <text:p>28,5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ÜMBET Süreyya Bey Cad Kn:6 Dn:9 A:564 P:3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2.95" calcext:value-type="float">
            <text:p>2,9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ÜMBET Süreyya Bey Cad Kn:6 Dn:9 A:564 P:3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5.5" calcext:value-type="float">
            <text:p>25,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office:value-type="float" office:value="28.55" calcext:value-type="float">
            <text:p>28,5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ÜMBET Süreyya Bey Cad Dn:10 A:564 P:3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2.95" calcext:value-type="float">
            <text:p>2,9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ÜMBET Süreyya Bey Cad Dn:10 A:564 P:3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6.5" calcext:value-type="float">
            <text:p>36,5</text:p>
          </table:table-cell>
          <table:table-cell table:style-name="ce3" office:value-type="float" office:value="342.5" calcext:value-type="float">
            <text:p>342,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YENİYURT 3958 Sokak Kn:, A:2053 P:10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30.6" calcext:value-type="float">
            <text:p>30,6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34.25" calcext:value-type="float">
            <text:p>34,2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YENİYURT 3958 Sokak Kn:, A:2053 P:10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.15" calcext:value-type="float">
            <text:p>5,15</text:p>
          </table:table-cell>
          <table:table-cell table:style-name="ce3" office:value-type="float" office:value="48.15" calcext:value-type="float">
            <text:p>48,1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ARŞIYAKA İbni Kemal 8.So Dn: B.BLOK2/6 A:1813 P:11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4.3" calcext:value-type="float">
            <text:p>4,3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4.85" calcext:value-type="float">
            <text:p>4,8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ARŞIYAKA İbni Kemal 8.So Dn: B.BLOK2/6 A:1813 P:11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1.7" calcext:value-type="float">
            <text:p>1,7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ÜMBET Aslı Sokak A:564 P:97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office:value-type="float" office:value="0.25" calcext:value-type="float">
            <text:p>0,2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ÜMBET Aslı Sokak A:564 P:97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Çevre Temizlik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23.5" calcext:value-type="float">
            <text:p>23,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YARAHMET M Behzat Bulvarı Kn:120 A:2436 P:39</text:p>
          </table:table-cell>
          <table:table-cell table:number-columns-repeated="1014"/>
        </table:table-row>
        <table:table-row table:style-name="ro1">
          <table:table-cell table:style-name="ce1" office:value-type="float" office:value="17761" calcext:value-type="float">
            <text:p>17761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Su Geliri</text:p>
          </table:table-cell>
          <table:table-cell table:style-name="ce2" office:value-type="string" calcext:value-type="string">
            <text:p>2019/10</text:p>
          </table:table-cell>
          <table:table-cell table:style-name="ce3" office:value-type="float" office:value="70.42" calcext:value-type="float">
            <text:p>70,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.42" calcext:value-type="float">
            <text:p>70,42</text:p>
          </table:table-cell>
          <table:table-cell table:style-name="ce5" office:value-type="date" office:date-value="2019-11-28" calcext:value-type="date">
            <text:p>28.11.2019</text:p>
          </table:table-cell>
          <table:table-cell table:style-name="ce2" office:value-type="string" calcext:value-type="string">
            <text:p>KÜMBET Süreyya Bey Cad Kn:6 Dn:9</text:p>
          </table:table-cell>
          <table:table-cell table:number-columns-repeated="1014"/>
        </table:table-row>
        <table:table-row table:style-name="ro1">
          <table:table-cell table:style-name="ce1" office:value-type="float" office:value="17761" calcext:value-type="float">
            <text:p>17761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Su Atık Su</text:p>
          </table:table-cell>
          <table:table-cell table:style-name="ce2" office:value-type="string" calcext:value-type="string">
            <text:p>2019/10</text:p>
          </table:table-cell>
          <table:table-cell table:style-name="ce3" office:value-type="float" office:value="19.2" calcext:value-type="float">
            <text:p>19,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.2" calcext:value-type="float">
            <text:p>19,2</text:p>
          </table:table-cell>
          <table:table-cell table:style-name="ce5" office:value-type="date" office:date-value="2019-11-28" calcext:value-type="date">
            <text:p>28.11.2019</text:p>
          </table:table-cell>
          <table:table-cell table:style-name="ce2" office:value-type="string" calcext:value-type="string">
            <text:p>KÜMBET Süreyya Bey Cad Kn:6 Dn:9</text:p>
          </table:table-cell>
          <table:table-cell table:number-columns-repeated="1014"/>
        </table:table-row>
        <table:table-row table:style-name="ro1">
          <table:table-cell table:style-name="ce1" office:value-type="float" office:value="17761" calcext:value-type="float">
            <text:p>17761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Su KDV %8</text:p>
          </table:table-cell>
          <table:table-cell table:style-name="ce2" office:value-type="string" calcext:value-type="string">
            <text:p>2019/10</text:p>
          </table:table-cell>
          <table:table-cell table:style-name="ce3" office:value-type="float" office:value="7.17" calcext:value-type="float">
            <text:p>7,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17" calcext:value-type="float">
            <text:p>7,17</text:p>
          </table:table-cell>
          <table:table-cell table:style-name="ce5" office:value-type="date" office:date-value="2019-11-28" calcext:value-type="date">
            <text:p>28.11.2019</text:p>
          </table:table-cell>
          <table:table-cell table:style-name="ce2" office:value-type="string" calcext:value-type="string">
            <text:p>KÜMBET Süreyya Bey Cad Kn:6 Dn:9</text:p>
          </table:table-cell>
          <table:table-cell table:number-columns-repeated="1014"/>
        </table:table-row>
        <table:table-row table:style-name="ro1">
          <table:table-cell table:style-name="ce1" office:value-type="float" office:value="17761" calcext:value-type="float">
            <text:p>17761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Su Çevre Temizlik Vergisi</text:p>
          </table:table-cell>
          <table:table-cell table:style-name="ce2" office:value-type="string" calcext:value-type="string">
            <text:p>2019/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19-11-28" calcext:value-type="date">
            <text:p>28.11.2019</text:p>
          </table:table-cell>
          <table:table-cell table:style-name="ce2" office:value-type="string" calcext:value-type="string">
            <text:p>KÜMBET Süreyya Bey Cad Kn:6 Dn:9</text:p>
          </table:table-cell>
          <table:table-cell table:number-columns-repeated="1014"/>
        </table:table-row>
        <table:table-row table:style-name="ro1">
          <table:table-cell table:style-name="ce1" office:value-type="float" office:value="17761" calcext:value-type="float">
            <text:p>17761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Evsel Katık Atık Bertafaf Ücreti (Bertaraf)</text:p>
          </table:table-cell>
          <table:table-cell table:style-name="ce2" office:value-type="string" calcext:value-type="string">
            <text:p>2019/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19-11-28" calcext:value-type="date">
            <text:p>28.11.2019</text:p>
          </table:table-cell>
          <table:table-cell table:style-name="ce2" office:value-type="string" calcext:value-type="string">
            <text:p>KÜMBET Süreyya Bey Cad Kn:6 Dn:9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GÜLBAHARHA 1715 Sokak Kn:1 A:278 P:26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7" calcext:value-type="float">
            <text:p>2,7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GÜLBAHARHA 1715 Sokak Kn:1 A:278 P:26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ALİ PAŞA Alipaşa Hamam S A:385 P:22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ALİ PAŞA Alipaşa Hamam S A:385 P:22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43.5" calcext:value-type="float">
            <text:p>43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.5" calcext:value-type="float">
            <text:p>43,5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ALİ PAŞA Alipaşa Hamam S A:385 P:116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4" calcext:value-type="float">
            <text:p>4,4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ALİ PAŞA Alipaşa Hamam S A:385 P:116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5.5" calcext:value-type="float">
            <text:p>25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.5" calcext:value-type="float">
            <text:p>25,5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ALTIYÜZ EV İbni Kemal Bulv A:1767 P:6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6" calcext:value-type="float">
            <text:p>2,6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ALTIYÜZ EV İbni Kemal Bulv A:1767 P:6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YARAHMET M Şeftali Sokak A:2436 P:24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1.2" calcext:value-type="float">
            <text:p>1,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2" calcext:value-type="float">
            <text:p>1,2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YARAHMET M Şeftali Sokak A:2436 P:24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5.5" calcext:value-type="float">
            <text:p>25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.5" calcext:value-type="float">
            <text:p>25,5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ÜMBET Süreyya Bey Cad Kn:6 Dn:9 A:564 P:3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6" calcext:value-type="float">
            <text:p>2,6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ÜMBET Süreyya Bey Cad Kn:6 Dn:9 A:564 P:3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5.5" calcext:value-type="float">
            <text:p>25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.5" calcext:value-type="float">
            <text:p>25,5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ÜMBET Süreyya Bey Cad Dn:10 A:564 P:3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6" calcext:value-type="float">
            <text:p>2,6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ÜMBET Süreyya Bey Cad Dn:10 A:564 P:35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YENİYURT 3958 Sokak Kn:, A:2053 P:10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30.6" calcext:value-type="float">
            <text:p>30,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.6" calcext:value-type="float">
            <text:p>30,6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YENİYURT 3958 Sokak Kn:, A:2053 P:10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ARŞIYAKA İbni Kemal 8.So Dn: B.BLOK2/6 A:1813 P:11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4.3" calcext:value-type="float">
            <text:p>4,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3" calcext:value-type="float">
            <text:p>4,3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ARŞIYAKA İbni Kemal 8.So Dn: B.BLOK2/6 A:1813 P:11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,5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ÜMBET Aslı Sokak A:564 P:97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,2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ÜMBET Aslı Sokak A:564 P:97</text:p>
          </table:table-cell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A B***I</text:p>
          </table:table-cell>
          <table:table-cell table:style-name="ce2" office:value-type="string" calcext:value-type="string">
            <text:p>Çevre Temizlik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YARAHMET M Behzat Bulvarı Kn:120 A:2436 P:39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formula="of:=SUM([.E4:.E96])" office:value-type="float" office:value="2487.59" calcext:value-type="float">
            <text:p>2487,59</text:p>
          </table:table-cell>
          <table:table-cell table:formula="of:=SUM([.F4:.F96])" office:value-type="float" office:value="408.96" calcext:value-type="float">
            <text:p>408,96</text:p>
          </table:table-cell>
          <table:table-cell table:formula="of:=SUM([.G4:.G96])" office:value-type="float" office:value="2896.55" calcext:value-type="float">
            <text:p>2896,55</text:p>
          </table:table-cell>
          <table:table-cell table:number-columns-repeated="1016"/>
        </table:table-row>
        <table:table-row table:style-name="ro1" table:number-rows-repeated="104847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acı" table:style-name="ta1">
        <table:table-column table:style-name="co1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2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26.9" calcext:value-type="float">
            <text:p>26,9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ABE-İ MES Sulusokak 10.so Kn:17/A A:244 P:2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2.7" calcext:value-type="float">
            <text:p>2,7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ABE-İ MES Sulusokak 10.so Kn:17/A A:244 P:2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.25" calcext:value-type="float">
            <text:p>3,25</text:p>
          </table:table-cell>
          <table:table-cell table:style-name="ce3" office:value-type="float" office:value="30.25" calcext:value-type="float">
            <text:p>30,2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GÜLBAHARHA 1715 Sokak Kn:1 A:278 P:26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3.05" calcext:value-type="float">
            <text:p>3,0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GÜLBAHARHA 1715 Sokak Kn:1 A:278 P:26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75" calcext:value-type="float">
            <text:p>0,75</text:p>
          </table:table-cell>
          <table:table-cell table:style-name="ce3" office:value-type="float" office:value="6.75" calcext:value-type="float">
            <text:p>6,7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ALİ PAŞA Alipaşa Hamam S A:385 P:22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7" calcext:value-type="float">
            <text:p>0,7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ALİ PAŞA Alipaşa Hamam S A:385 P:22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10.1" calcext:value-type="float">
            <text:p>10,1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ALİ PAŞA Alipaşa Hamam S A:385 P:116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1.05" calcext:value-type="float">
            <text:p>1,0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ALİ PAŞA Alipaşa Hamam S A:385 P:116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.1" calcext:value-type="float">
            <text:p>8,1</text:p>
          </table:table-cell>
          <table:table-cell table:style-name="ce3" office:value-type="float" office:value="76.1" calcext:value-type="float">
            <text:p>76,1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YARAHMET M Hızarhane Cadde Kn:5/A A:390 P:89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0.85" calcext:value-type="float">
            <text:p>0,85</text:p>
          </table:table-cell>
          <table:table-cell table:style-name="ce3" office:value-type="float" office:value="7.65" calcext:value-type="float">
            <text:p>7,6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YARAHMET M Hızarhane Cadde Kn:5/A A:390 P:89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.65" calcext:value-type="float">
            <text:p>2,65</text:p>
          </table:table-cell>
          <table:table-cell table:style-name="ce3" office:value-type="float" office:value="24.65" calcext:value-type="float">
            <text:p>24,6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ÜMBET Süreyya Bey Cad Dn:1 A:564 P:3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2.5" calcext:value-type="float">
            <text:p>2,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ÜMBET Süreyya Bey Cad Dn:1 A:564 P:3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.65" calcext:value-type="float">
            <text:p>2,65</text:p>
          </table:table-cell>
          <table:table-cell table:style-name="ce3" office:value-type="float" office:value="24.65" calcext:value-type="float">
            <text:p>24,6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ÜMBET Süreyya Bey Cad Dn:3 A:564 P:3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2.5" calcext:value-type="float">
            <text:p>2,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ÜMBET Süreyya Bey Cad Dn:3 A:564 P:3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1.7" calcext:value-type="float">
            <text:p>1,7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ÜMBET Aslı Sokak A:564 P:9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office:value-type="float" office:value="0.25" calcext:value-type="float">
            <text:p>0,2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KÜMBET Aslı Sokak A:564 P:9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Çevre Temizlik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23.5" calcext:value-type="float">
            <text:p>23,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YARAHMET M Hızarhane Cadde Kn:5/A A:390 P:89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ABE-İ MES Sulusokak 10.so Kn:17/A A:244 P:2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4" calcext:value-type="float">
            <text:p>2,4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ABE-İ MES Sulusokak 10.so Kn:17/A A:244 P:2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GÜLBAHARHA 1715 Sokak Kn:1 A:278 P:26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7" calcext:value-type="float">
            <text:p>2,7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GÜLBAHARHA 1715 Sokak Kn:1 A:278 P:26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ALİ PAŞA Alipaşa Hamam S A:385 P:22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6" calcext:value-type="float">
            <text:p>0,6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ALİ PAŞA Alipaşa Hamam S A:385 P:22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ALİ PAŞA Alipaşa Hamam S A:385 P:116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" calcext:value-type="float">
            <text:p>0,9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ALİ PAŞA Alipaşa Hamam S A:385 P:116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YARAHMET M Hızarhane Cadde Kn:5/A A:390 P:89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8" calcext:value-type="float">
            <text:p>6,8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YARAHMET M Hızarhane Cadde Kn:5/A A:390 P:89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ÜMBET Süreyya Bey Cad Dn:1 A:564 P:3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2" calcext:value-type="float">
            <text:p>2,2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ÜMBET Süreyya Bey Cad Dn:1 A:564 P:3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ÜMBET Süreyya Bey Cad Dn:3 A:564 P:3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2" calcext:value-type="float">
            <text:p>2,2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ÜMBET Süreyya Bey Cad Dn:3 A:564 P:3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Ars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,5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ÜMBET Aslı Sokak A:564 P:9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Kültür Vergisi - Ars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,2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KÜMBET Aslı Sokak A:564 P:9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H***T B***I</text:p>
          </table:table-cell>
          <table:table-cell table:style-name="ce2" office:value-type="string" calcext:value-type="string">
            <text:p>Çevre Temizlik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YARAHMET M Hızarhane Cadde Kn:5/A A:390 P:89</text:p>
          </table:table-cell>
        </table:table-row>
        <table:table-row table:style-name="ro1">
          <table:table-cell table:number-columns-repeated="4"/>
          <table:table-cell table:formula="of:=SUM([.E3:.E36])" office:value-type="float" office:value="437" calcext:value-type="float">
            <text:p>437</text:p>
          </table:table-cell>
          <table:table-cell table:formula="of:=SUM([.F3:.F36])" office:value-type="float" office:value="26.5" calcext:value-type="float">
            <text:p>26,5</text:p>
          </table:table-cell>
          <table:table-cell table:formula="of:=SUM([.G3:.G36])" office:value-type="float" office:value="463.5" calcext:value-type="float">
            <text:p>463,5</text:p>
          </table:table-cell>
          <table:table-cell table:number-columns-repeated="2"/>
        </table:table-row>
        <table:table-row table:style-name="ro1" table:number-rows-repeated="104853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Çizelge6" table:style-name="ta1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T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0.4" calcext:value-type="float">
            <text:p>30,4</text:p>
          </table:table-cell>
          <table:table-cell table:style-name="ce3" office:value-type="float" office:value="285.4" calcext:value-type="float">
            <text:p>285,4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YENİYURT İsmail Altıngöv Kn:21 A:1245 P:2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T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9/1</text:p>
          </table:table-cell>
          <table:table-cell table:style-name="ce3" office:value-type="float" office:value="25.5" calcext:value-type="float">
            <text:p>25,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office:value-type="float" office:value="28.55" calcext:value-type="float">
            <text:p>28,55</text:p>
          </table:table-cell>
          <table:table-cell table:style-name="ce5" office:value-type="date" office:date-value="2019-05-31" calcext:value-type="date">
            <text:p>31.05.2019</text:p>
          </table:table-cell>
          <table:table-cell table:style-name="ce2" office:value-type="string" calcext:value-type="string">
            <text:p>YENİYURT İsmail Altıngöv Kn:21 A:1245 P:2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T B***I</text:p>
          </table:table-cell>
          <table:table-cell table:style-name="ce2" office:value-type="string" calcext:value-type="string">
            <text:p>Bina Vergisi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YENİYURT İsmail Altıngöv Kn:21 A:1245 P:2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***T B***I</text:p>
          </table:table-cell>
          <table:table-cell table:style-name="ce2" office:value-type="string" calcext:value-type="string">
            <text:p>Kültür Vergisi - Bina</text:p>
          </table:table-cell>
          <table:table-cell table:style-name="ce2" office:value-type="string" calcext:value-type="string">
            <text:p>2019/2</text:p>
          </table:table-cell>
          <table:table-cell table:style-name="ce3" office:value-type="float" office:value="25.5" calcext:value-type="float">
            <text:p>25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.5" calcext:value-type="float">
            <text:p>25,5</text:p>
          </table:table-cell>
          <table:table-cell table:style-name="ce5" office:value-type="date" office:date-value="2019-11-29" calcext:value-type="date">
            <text:p>29.11.2019</text:p>
          </table:table-cell>
          <table:table-cell table:style-name="ce2" office:value-type="string" calcext:value-type="string">
            <text:p>YENİYURT İsmail Altıngöv Kn:21 A:1245 P:2</text:p>
          </table:table-cell>
        </table:table-row>
        <table:table-row table:style-name="ro1">
          <table:table-cell table:number-columns-repeated="6"/>
          <table:table-cell table:formula="of:=SUM([.G10:.G13])" office:value-type="float" office:value="594.45" calcext:value-type="float">
            <text:p>594,45</text:p>
          </table:table-cell>
          <table:table-cell table:number-columns-repeated="2"/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Çizelge5" table:style-name="ta1">
        <table:table-column table:style-name="co2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7" table:default-cell-style-name="Default"/>
        <table:table-row table:style-name="ro2">
          <table:table-cell/>
          <table:table-cell office:value-type="string" calcext:value-type="string">
            <text:p>Beldiye Emlak vergileri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Ayşe</text:p>
          </table:table-cell>
          <table:table-cell office:value-type="string" calcext:value-type="string">
            <text:p>Ali </text:p>
          </table:table-cell>
          <table:table-cell office:value-type="string" calcext:value-type="string">
            <text:p>Atila</text:p>
          </table:table-cell>
          <table:table-cell office:value-type="string" calcext:value-type="string">
            <text:p>Hacı</text:p>
          </table:table-cell>
          <table:table-cell office:value-type="string" calcext:value-type="string">
            <text:p>umu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oplam</text:p>
          </table:table-cell>
          <table:table-cell/>
          <table:table-cell table:formula="of:=[$ayşe.G46]" office:value-type="float" office:value="383.9" calcext:value-type="float">
            <text:p>383,9</text:p>
          </table:table-cell>
          <table:table-cell table:formula="of:=[$ali.G50]" office:value-type="float" office:value="2111.35" calcext:value-type="float">
            <text:p>2111,35</text:p>
          </table:table-cell>
          <table:table-cell table:formula="of:=[$atila.G97]" office:value-type="float" office:value="2896.55" calcext:value-type="float">
            <text:p>2896,55</text:p>
          </table:table-cell>
          <table:table-cell table:formula="of:=[$hacı.G37]" office:value-type="float" office:value="463.5" calcext:value-type="float">
            <text:p>463,5</text:p>
          </table:table-cell>
          <table:table-cell table:formula="of:=[$Çizelge6.G14]" office:value-type="float" office:value="594.45" calcext:value-type="float">
            <text:p>594,45</text:p>
          </table:table-cell>
          <table:table-cell table:style-name="ce6" table:formula="of:=SUM([.D3:.H3])" office:value-type="float" office:value="6449.75" calcext:value-type="float">
            <text:p>6449,75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Lise</text:p>
          </table:table-cell>
          <table:table-cell table:number-columns-repeated="6"/>
        </table:table-row>
        <table:table-row table:style-name="ro2">
          <table:table-cell table:number-columns-repeated="10"/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Arsa Vergisi</text:p>
          </table:table-cell>
          <table:table-cell office:value-type="float" office:value="2017" calcext:value-type="float">
            <text:p>2017</text:p>
          </table:table-cell>
          <table:table-cell table:formula="of:=[$ayşe.G6]+[$ayşe.G10]" office:value-type="float" office:value="44.05" calcext:value-type="float">
            <text:p>44,05</text:p>
          </table:table-cell>
          <table:table-cell table:number-columns-repeated="4"/>
          <table:table-cell table:formula="of:=SUM([.D7:.G7])" office:value-type="float" office:value="44.05" calcext:value-type="float">
            <text:p>44,0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018" calcext:value-type="float">
            <text:p>2018</text:p>
          </table:table-cell>
          <table:table-cell table:formula="of:=[$ayşe.G14]+[$ayşe.G22]" office:value-type="float" office:value="61.95" calcext:value-type="float">
            <text:p>61,95</text:p>
          </table:table-cell>
          <table:table-cell table:formula="of:=[$ali.G7]+[$ali.G19]" office:value-type="float" office:value="61.95" calcext:value-type="float">
            <text:p>61,95</text:p>
          </table:table-cell>
          <table:table-cell office:value-type="float" office:value="61.95" calcext:value-type="float">
            <text:p>61,95</text:p>
          </table:table-cell>
          <table:table-cell table:number-columns-repeated="2"/>
          <table:table-cell table:formula="of:=SUM([.D8:.G8])" office:value-type="float" office:value="185.85" calcext:value-type="float">
            <text:p>185,8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019" calcext:value-type="float">
            <text:p>2019</text:p>
          </table:table-cell>
          <table:table-cell table:formula="of:=[$ayşe.G30]+[$ayşe.G38]" office:value-type="float" office:value="57.25" calcext:value-type="float">
            <text:p>57,25</text:p>
          </table:table-cell>
          <table:table-cell table:formula="of:=[$ali.G31]+[$ali.G42]" office:value-type="float" office:value="57.25" calcext:value-type="float">
            <text:p>57,25</text:p>
          </table:table-cell>
          <table:table-cell office:value-type="float" office:value="57.25" calcext:value-type="float">
            <text:p>57,25</text:p>
          </table:table-cell>
          <table:table-cell table:formula="of:=[$hacı.G5]+[$hacı.G22]" office:value-type="float" office:value="57.25" calcext:value-type="float">
            <text:p>57,25</text:p>
          </table:table-cell>
          <table:table-cell/>
          <table:table-cell table:formula="of:=SUM([.D9:.G9])" office:value-type="float" office:value="229" calcext:value-type="float">
            <text:p>2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Kültür</text:p>
          </table:table-cell>
          <table:table-cell office:value-type="float" office:value="2017" calcext:value-type="float">
            <text:p>2017</text:p>
          </table:table-cell>
          <table:table-cell table:formula="of:=[$ayşe.G7]+[$ayşe.G11]" office:value-type="float" office:value="4.45" calcext:value-type="float">
            <text:p>4,45</text:p>
          </table:table-cell>
          <table:table-cell table:number-columns-repeated="4"/>
          <table:table-cell table:formula="of:=SUM([.D10:.G10])" office:value-type="float" office:value="4.45" calcext:value-type="float">
            <text:p>4,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018" calcext:value-type="float">
            <text:p>2018</text:p>
          </table:table-cell>
          <table:table-cell table:formula="of:=[$ayşe.G15]+[$ayşe.G23]" office:value-type="float" office:value="6.25" calcext:value-type="float">
            <text:p>6,25</text:p>
          </table:table-cell>
          <table:table-cell table:formula="of:=[$ali.G8]+[$ali.G20]" office:value-type="float" office:value="6.25" calcext:value-type="float">
            <text:p>6,25</text:p>
          </table:table-cell>
          <table:table-cell office:value-type="float" office:value="6.25" calcext:value-type="float">
            <text:p>6,25</text:p>
          </table:table-cell>
          <table:table-cell table:number-columns-repeated="2"/>
          <table:table-cell table:formula="of:=SUM([.D11:.G11])" office:value-type="float" office:value="18.75" calcext:value-type="float">
            <text:p>18,7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019" calcext:value-type="float">
            <text:p>2019</text:p>
          </table:table-cell>
          <table:table-cell table:formula="of:=[$ayşe.G31]+[$ayşe.G39]" office:value-type="float" office:value="5.75" calcext:value-type="float">
            <text:p>5,75</text:p>
          </table:table-cell>
          <table:table-cell table:formula="of:=[$ali.G32]+[$ali.G43]" office:value-type="float" office:value="5.75" calcext:value-type="float">
            <text:p>5,75</text:p>
          </table:table-cell>
          <table:table-cell table:number-columns-repeated="2" office:value-type="float" office:value="5.75" calcext:value-type="float">
            <text:p>5,75</text:p>
          </table:table-cell>
          <table:table-cell/>
          <table:table-cell table:formula="of:=SUM([.D12:.G12])" office:value-type="float" office:value="23" calcext:value-type="float">
            <text:p>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1:27:16.306066226</meta:creation-date>
    <dc:date>2019-11-06T16:03:36.881124497</dc:date>
    <meta:editing-duration>PT1H52M46S</meta:editing-duration>
    <meta:editing-cycles>1</meta:editing-cycles>
    <meta:document-statistic meta:table-count="6" meta:cell-count="2003" meta:object-count="0"/>
    <meta:generator>LibreOffice/6.1.5.2$Linux_X86_64 LibreOffice_project/10$Build-2</meta:generator>
  </office:meta>
</office:document-meta>
</file>